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8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  <table:table-cell table:style-name="ce7" office:value-type="string" calcext:value-type="string">
            <text:p>2020-08-18</text:p>
          </table:table-cell>
          <table:table-cell table:style-name="ce7" office:value-type="string" calcext:value-type="string">
            <text:p>2020-08-19</text:p>
          </table:table-cell>
          <table:table-cell table:style-name="ce7" office:value-type="string" calcext:value-type="string">
            <text:p>2020-08-20</text:p>
          </table:table-cell>
          <table:table-cell table:style-name="ce7" office:value-type="string" calcext:value-type="string">
            <text:p>2020-08-21</text:p>
          </table:table-cell>
          <table:table-cell table:style-name="ce7" office:value-type="string" calcext:value-type="string">
            <text:p>2020-08-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  <table:table-cell table:formula="of:=[.FO28]-[.FO54]-[.FO80]" office:value-type="float" office:value="186676" calcext:value-type="float">
            <text:p>186676</text:p>
          </table:table-cell>
          <table:table-cell table:formula="of:=[.FP28]-[.FP54]-[.FP80]" office:value-type="float" office:value="190770" calcext:value-type="float">
            <text:p>190770</text:p>
          </table:table-cell>
          <table:table-cell table:formula="of:=[.FQ28]-[.FQ54]-[.FQ80]" office:value-type="float" office:value="195911" calcext:value-type="float">
            <text:p>195911</text:p>
          </table:table-cell>
          <table:table-cell table:formula="of:=[.FR28]-[.FR54]-[.FR80]" office:value-type="float" office:value="201102" calcext:value-type="float">
            <text:p>201102</text:p>
          </table:table-cell>
          <table:table-cell table:formula="of:=[.FS28]-[.FS54]-[.FS80]" office:value-type="float" office:value="205863" calcext:value-type="float">
            <text:p>2058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  <table:table-cell table:formula="of:=[.FO29]-[.FO55]-[.FO81]" office:value-type="float" office:value="77446" calcext:value-type="float">
            <text:p>77446</text:p>
          </table:table-cell>
          <table:table-cell table:formula="of:=[.FP29]-[.FP55]-[.FP81]" office:value-type="float" office:value="78493" calcext:value-type="float">
            <text:p>78493</text:p>
          </table:table-cell>
          <table:table-cell table:formula="of:=[.FQ29]-[.FQ55]-[.FQ81]" office:value-type="float" office:value="79737" calcext:value-type="float">
            <text:p>79737</text:p>
          </table:table-cell>
          <table:table-cell table:formula="of:=[.FR29]-[.FR55]-[.FR81]" office:value-type="float" office:value="80885" calcext:value-type="float">
            <text:p>80885</text:p>
          </table:table-cell>
          <table:table-cell table:formula="of:=[.FS29]-[.FS55]-[.FS81]" office:value-type="float" office:value="81975" calcext:value-type="float">
            <text:p>819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3" calcext:value-type="float">
            <text:p>63</text:p>
          </table:table-cell>
          <table:table-cell table:formula="of:=[.FO30]-[.FO56]-[.FO82]" office:value-type="float" office:value="63" calcext:value-type="float">
            <text:p>63</text:p>
          </table:table-cell>
          <table:table-cell table:formula="of:=[.FP30]-[.FP56]-[.FP82]" office:value-type="float" office:value="63" calcext:value-type="float">
            <text:p>63</text:p>
          </table:table-cell>
          <table:table-cell table:formula="of:=[.FQ30]-[.FQ56]-[.FQ82]" office:value-type="float" office:value="63" calcext:value-type="float">
            <text:p>63</text:p>
          </table:table-cell>
          <table:table-cell table:formula="of:=[.FR30]-[.FR56]-[.FR82]" office:value-type="float" office:value="63" calcext:value-type="float">
            <text:p>63</text:p>
          </table:table-cell>
          <table:table-cell table:formula="of:=[.FS30]-[.FS56]-[.FS8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  <table:table-cell table:formula="of:=[.FO31]-[.FO57]-[.FO83]" office:value-type="float" office:value="4358" calcext:value-type="float">
            <text:p>4358</text:p>
          </table:table-cell>
          <table:table-cell table:formula="of:=[.FP31]-[.FP57]-[.FP83]" office:value-type="float" office:value="4414" calcext:value-type="float">
            <text:p>4414</text:p>
          </table:table-cell>
          <table:table-cell table:formula="of:=[.FQ31]-[.FQ57]-[.FQ83]" office:value-type="float" office:value="4507" calcext:value-type="float">
            <text:p>4507</text:p>
          </table:table-cell>
          <table:table-cell table:formula="of:=[.FR31]-[.FR57]-[.FR83]" office:value-type="float" office:value="4560" calcext:value-type="float">
            <text:p>4560</text:p>
          </table:table-cell>
          <table:table-cell table:formula="of:=[.FS31]-[.FS57]-[.FS83]"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  <table:table-cell table:formula="of:=[.FO32]-[.FO58]-[.FO84]" office:value-type="float" office:value="420" calcext:value-type="float">
            <text:p>420</text:p>
          </table:table-cell>
          <table:table-cell table:formula="of:=[.FP32]-[.FP58]-[.FP84]" office:value-type="float" office:value="433" calcext:value-type="float">
            <text:p>433</text:p>
          </table:table-cell>
          <table:table-cell table:formula="of:=[.FQ32]-[.FQ58]-[.FQ84]" office:value-type="float" office:value="450" calcext:value-type="float">
            <text:p>450</text:p>
          </table:table-cell>
          <table:table-cell table:formula="of:=[.FR32]-[.FR58]-[.FR84]" office:value-type="float" office:value="468" calcext:value-type="float">
            <text:p>468</text:p>
          </table:table-cell>
          <table:table-cell table:formula="of:=[.FS32]-[.FS58]-[.FS84]"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  <table:table-cell table:formula="of:=[.FO33]-[.FO59]-[.FO85]" office:value-type="float" office:value="4902" calcext:value-type="float">
            <text:p>4902</text:p>
          </table:table-cell>
          <table:table-cell table:formula="of:=[.FP33]-[.FP59]-[.FP85]" office:value-type="float" office:value="5002" calcext:value-type="float">
            <text:p>5002</text:p>
          </table:table-cell>
          <table:table-cell table:formula="of:=[.FQ33]-[.FQ59]-[.FQ85]" office:value-type="float" office:value="5178" calcext:value-type="float">
            <text:p>5178</text:p>
          </table:table-cell>
          <table:table-cell table:formula="of:=[.FR33]-[.FR59]-[.FR85]" office:value-type="float" office:value="5358" calcext:value-type="float">
            <text:p>5358</text:p>
          </table:table-cell>
          <table:table-cell table:formula="of:=[.FS33]-[.FS59]-[.FS85]" office:value-type="float" office:value="5573" calcext:value-type="float">
            <text:p>55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  <table:table-cell table:formula="of:=[.FO34]-[.FO60]-[.FO86]" office:value-type="float" office:value="231" calcext:value-type="float">
            <text:p>231</text:p>
          </table:table-cell>
          <table:table-cell table:formula="of:=[.FP34]-[.FP60]-[.FP86]" office:value-type="float" office:value="234" calcext:value-type="float">
            <text:p>234</text:p>
          </table:table-cell>
          <table:table-cell table:formula="of:=[.FQ34]-[.FQ60]-[.FQ86]" office:value-type="float" office:value="237" calcext:value-type="float">
            <text:p>237</text:p>
          </table:table-cell>
          <table:table-cell table:formula="of:=[.FR34]-[.FR60]-[.FR86]" office:value-type="float" office:value="240" calcext:value-type="float">
            <text:p>240</text:p>
          </table:table-cell>
          <table:table-cell table:formula="of:=[.FS34]-[.FS60]-[.FS86]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  <table:table-cell table:formula="of:=[.FO35]-[.FO61]-[.FO87]" office:value-type="float" office:value="1725" calcext:value-type="float">
            <text:p>1725</text:p>
          </table:table-cell>
          <table:table-cell table:formula="of:=[.FP35]-[.FP61]-[.FP87]" office:value-type="float" office:value="1784" calcext:value-type="float">
            <text:p>1784</text:p>
          </table:table-cell>
          <table:table-cell table:formula="of:=[.FQ35]-[.FQ61]-[.FQ87]" office:value-type="float" office:value="1835" calcext:value-type="float">
            <text:p>1835</text:p>
          </table:table-cell>
          <table:table-cell table:formula="of:=[.FR35]-[.FR61]-[.FR87]" office:value-type="float" office:value="1969" calcext:value-type="float">
            <text:p>1969</text:p>
          </table:table-cell>
          <table:table-cell table:formula="of:=[.FS35]-[.FS61]-[.FS87]"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79" calcext:value-type="float">
            <text:p>79</text:p>
          </table:table-cell>
          <table:table-cell table:formula="of:=[.FN36]-[.FN62]-[.FN88]" office:value-type="float" office:value="79" calcext:value-type="float">
            <text:p>79</text:p>
          </table:table-cell>
          <table:table-cell table:formula="of:=[.FO36]-[.FO62]-[.FO88]" office:value-type="float" office:value="78" calcext:value-type="float">
            <text:p>78</text:p>
          </table:table-cell>
          <table:table-cell table:formula="of:=[.FP36]-[.FP62]-[.FP88]" office:value-type="float" office:value="78" calcext:value-type="float">
            <text:p>78</text:p>
          </table:table-cell>
          <table:table-cell table:formula="of:=[.FQ36]-[.FQ62]-[.FQ88]" office:value-type="float" office:value="78" calcext:value-type="float">
            <text:p>78</text:p>
          </table:table-cell>
          <table:table-cell table:formula="of:=[.FR36]-[.FR62]-[.FR88]" office:value-type="float" office:value="78" calcext:value-type="float">
            <text:p>78</text:p>
          </table:table-cell>
          <table:table-cell table:formula="of:=[.FS36]-[.FS62]-[.FS88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  <table:table-cell table:formula="of:=[.FO37]-[.FO63]-[.FO89]" office:value-type="float" office:value="5124" calcext:value-type="float">
            <text:p>5124</text:p>
          </table:table-cell>
          <table:table-cell table:formula="of:=[.FP37]-[.FP63]-[.FP89]" office:value-type="float" office:value="5245" calcext:value-type="float">
            <text:p>5245</text:p>
          </table:table-cell>
          <table:table-cell table:formula="of:=[.FQ37]-[.FQ63]-[.FQ89]" office:value-type="float" office:value="5494" calcext:value-type="float">
            <text:p>5494</text:p>
          </table:table-cell>
          <table:table-cell table:formula="of:=[.FR37]-[.FR63]-[.FR89]" office:value-type="float" office:value="5717" calcext:value-type="float">
            <text:p>5717</text:p>
          </table:table-cell>
          <table:table-cell table:formula="of:=[.FS37]-[.FS63]-[.FS89]" office:value-type="float" office:value="5915" calcext:value-type="float">
            <text:p>59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4" calcext:value-type="float">
            <text:p>184</text:p>
          </table:table-cell>
          <table:table-cell table:formula="of:=[.FO38]-[.FO64]-[.FO90]" office:value-type="float" office:value="184" calcext:value-type="float">
            <text:p>184</text:p>
          </table:table-cell>
          <table:table-cell table:formula="of:=[.FP38]-[.FP64]-[.FP90]" office:value-type="float" office:value="186" calcext:value-type="float">
            <text:p>186</text:p>
          </table:table-cell>
          <table:table-cell table:formula="of:=[.FQ38]-[.FQ64]-[.FQ90]" office:value-type="float" office:value="187" calcext:value-type="float">
            <text:p>187</text:p>
          </table:table-cell>
          <table:table-cell table:formula="of:=[.FR38]-[.FR64]-[.FR90]" office:value-type="float" office:value="187" calcext:value-type="float">
            <text:p>187</text:p>
          </table:table-cell>
          <table:table-cell table:formula="of:=[.FS38]-[.FS64]-[.FS90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  <table:table-cell table:formula="of:=[.FO39]-[.FO65]-[.FO91]" office:value-type="float" office:value="830" calcext:value-type="float">
            <text:p>830</text:p>
          </table:table-cell>
          <table:table-cell table:formula="of:=[.FP39]-[.FP65]-[.FP91]" office:value-type="float" office:value="884" calcext:value-type="float">
            <text:p>884</text:p>
          </table:table-cell>
          <table:table-cell table:formula="of:=[.FQ39]-[.FQ65]-[.FQ91]" office:value-type="float" office:value="906" calcext:value-type="float">
            <text:p>906</text:p>
          </table:table-cell>
          <table:table-cell table:formula="of:=[.FR39]-[.FR65]-[.FR91]" office:value-type="float" office:value="957" calcext:value-type="float">
            <text:p>957</text:p>
          </table:table-cell>
          <table:table-cell table:formula="of:=[.FS39]-[.FS65]-[.FS91]"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  <table:table-cell table:formula="of:=[.FO40]-[.FO66]-[.FO92]" office:value-type="float" office:value="3535" calcext:value-type="float">
            <text:p>3535</text:p>
          </table:table-cell>
          <table:table-cell table:formula="of:=[.FP40]-[.FP66]-[.FP92]" office:value-type="float" office:value="3681" calcext:value-type="float">
            <text:p>3681</text:p>
          </table:table-cell>
          <table:table-cell table:formula="of:=[.FQ40]-[.FQ66]-[.FQ92]" office:value-type="float" office:value="3944" calcext:value-type="float">
            <text:p>3944</text:p>
          </table:table-cell>
          <table:table-cell table:formula="of:=[.FR40]-[.FR66]-[.FR92]" office:value-type="float" office:value="4151" calcext:value-type="float">
            <text:p>4151</text:p>
          </table:table-cell>
          <table:table-cell table:formula="of:=[.FS40]-[.FS66]-[.FS92]"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1" calcext:value-type="float">
            <text:p>51</text:p>
          </table:table-cell>
          <table:table-cell table:formula="of:=[.FK41]-[.FK67]-[.FK93]" office:value-type="float" office:value="51" calcext:value-type="float">
            <text:p>51</text:p>
          </table:table-cell>
          <table:table-cell table:formula="of:=[.FL41]-[.FL67]-[.FL93]" office:value-type="float" office:value="51" calcext:value-type="float">
            <text:p>51</text:p>
          </table:table-cell>
          <table:table-cell table:formula="of:=[.FM41]-[.FM67]-[.FM93]" office:value-type="float" office:value="51" calcext:value-type="float">
            <text:p>51</text:p>
          </table:table-cell>
          <table:table-cell table:formula="of:=[.FN41]-[.FN67]-[.FN93]" office:value-type="float" office:value="51" calcext:value-type="float">
            <text:p>51</text:p>
          </table:table-cell>
          <table:table-cell table:formula="of:=[.FO41]-[.FO67]-[.FO93]" office:value-type="float" office:value="51" calcext:value-type="float">
            <text:p>51</text:p>
          </table:table-cell>
          <table:table-cell table:formula="of:=[.FP41]-[.FP67]-[.FP93]" office:value-type="float" office:value="51" calcext:value-type="float">
            <text:p>51</text:p>
          </table:table-cell>
          <table:table-cell table:formula="of:=[.FQ41]-[.FQ67]-[.FQ93]" office:value-type="float" office:value="51" calcext:value-type="float">
            <text:p>51</text:p>
          </table:table-cell>
          <table:table-cell table:formula="of:=[.FR41]-[.FR67]-[.FR93]" office:value-type="float" office:value="56" calcext:value-type="float">
            <text:p>56</text:p>
          </table:table-cell>
          <table:table-cell table:formula="of:=[.FS41]-[.FS67]-[.FS93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  <table:table-cell table:formula="of:=[.FO42]-[.FO68]-[.FO94]" office:value-type="float" office:value="1876" calcext:value-type="float">
            <text:p>1876</text:p>
          </table:table-cell>
          <table:table-cell table:formula="of:=[.FP42]-[.FP68]-[.FP94]" office:value-type="float" office:value="1925" calcext:value-type="float">
            <text:p>1925</text:p>
          </table:table-cell>
          <table:table-cell table:formula="of:=[.FQ42]-[.FQ68]-[.FQ94]" office:value-type="float" office:value="1983" calcext:value-type="float">
            <text:p>1983</text:p>
          </table:table-cell>
          <table:table-cell table:formula="of:=[.FR42]-[.FR68]-[.FR94]" office:value-type="float" office:value="2028" calcext:value-type="float">
            <text:p>2028</text:p>
          </table:table-cell>
          <table:table-cell table:formula="of:=[.FS42]-[.FS68]-[.FS94]" office:value-type="float" office:value="2131" calcext:value-type="float">
            <text:p>21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  <table:table-cell table:formula="of:=[.FO43]-[.FO69]-[.FO95]" office:value-type="float" office:value="3960" calcext:value-type="float">
            <text:p>3960</text:p>
          </table:table-cell>
          <table:table-cell table:formula="of:=[.FP43]-[.FP69]-[.FP95]" office:value-type="float" office:value="4051" calcext:value-type="float">
            <text:p>4051</text:p>
          </table:table-cell>
          <table:table-cell table:formula="of:=[.FQ43]-[.FQ69]-[.FQ95]" office:value-type="float" office:value="4206" calcext:value-type="float">
            <text:p>4206</text:p>
          </table:table-cell>
          <table:table-cell table:formula="of:=[.FR43]-[.FR69]-[.FR95]" office:value-type="float" office:value="4343" calcext:value-type="float">
            <text:p>4343</text:p>
          </table:table-cell>
          <table:table-cell table:formula="of:=[.FS43]-[.FS69]-[.FS95]"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  <table:table-cell table:formula="of:=[.FO44]-[.FO70]-[.FO96]" office:value-type="float" office:value="1267" calcext:value-type="float">
            <text:p>1267</text:p>
          </table:table-cell>
          <table:table-cell table:formula="of:=[.FP44]-[.FP70]-[.FP96]" office:value-type="float" office:value="1379" calcext:value-type="float">
            <text:p>1379</text:p>
          </table:table-cell>
          <table:table-cell table:formula="of:=[.FQ44]-[.FQ70]-[.FQ96]" office:value-type="float" office:value="1476" calcext:value-type="float">
            <text:p>1476</text:p>
          </table:table-cell>
          <table:table-cell table:formula="of:=[.FR44]-[.FR70]-[.FR96]" office:value-type="float" office:value="1563" calcext:value-type="float">
            <text:p>1563</text:p>
          </table:table-cell>
          <table:table-cell table:formula="of:=[.FS44]-[.FS70]-[.FS96]"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  <table:table-cell table:style-name="ce8" table:formula="of:=[.FO45]-[.FO71]-[.FO97]" office:value-type="float" office:value="22" calcext:value-type="float">
            <text:p>22</text:p>
          </table:table-cell>
          <table:table-cell table:style-name="ce8" table:formula="of:=[.FP45]-[.FP71]-[.FP97]" office:value-type="float" office:value="22" calcext:value-type="float">
            <text:p>22</text:p>
          </table:table-cell>
          <table:table-cell table:style-name="ce8" table:formula="of:=[.FQ45]-[.FQ71]-[.FQ97]" office:value-type="float" office:value="35" calcext:value-type="float">
            <text:p>35</text:p>
          </table:table-cell>
          <table:table-cell table:style-name="ce8" table:formula="of:=[.FR45]-[.FR71]-[.FR97]" office:value-type="float" office:value="36" calcext:value-type="float">
            <text:p>36</text:p>
          </table:table-cell>
          <table:table-cell table:style-name="ce8" table:formula="of:=[.FS45]-[.FS71]-[.FS97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  <table:table-cell table:formula="of:=[.FO46]-[.FO72]-[.FO98]" office:value-type="float" office:value="36" calcext:value-type="float">
            <text:p>36</text:p>
          </table:table-cell>
          <table:table-cell table:formula="of:=[.FP46]-[.FP72]-[.FP98]" office:value-type="float" office:value="36" calcext:value-type="float">
            <text:p>36</text:p>
          </table:table-cell>
          <table:table-cell table:formula="of:=[.FQ46]-[.FQ72]-[.FQ98]" office:value-type="float" office:value="39" calcext:value-type="float">
            <text:p>39</text:p>
          </table:table-cell>
          <table:table-cell table:formula="of:=[.FR46]-[.FR72]-[.FR98]" office:value-type="float" office:value="39" calcext:value-type="float">
            <text:p>39</text:p>
          </table:table-cell>
          <table:table-cell table:formula="of:=[.FS46]-[.FS72]-[.FS98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  <table:table-cell table:formula="of:=[.FO47]-[.FO73]-[.FO99]" office:value-type="float" office:value="1087" calcext:value-type="float">
            <text:p>1087</text:p>
          </table:table-cell>
          <table:table-cell table:formula="of:=[.FP47]-[.FP73]-[.FP99]" office:value-type="float" office:value="1143" calcext:value-type="float">
            <text:p>1143</text:p>
          </table:table-cell>
          <table:table-cell table:formula="of:=[.FQ47]-[.FQ73]-[.FQ99]" office:value-type="float" office:value="1170" calcext:value-type="float">
            <text:p>1170</text:p>
          </table:table-cell>
          <table:table-cell table:formula="of:=[.FR47]-[.FR73]-[.FR99]" office:value-type="float" office:value="1238" calcext:value-type="float">
            <text:p>1238</text:p>
          </table:table-cell>
          <table:table-cell table:formula="of:=[.FS47]-[.FS73]-[.FS99]"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  <table:table-cell table:formula="of:=[.FO48]-[.FO74]-[.FO100]" office:value-type="float" office:value="3527" calcext:value-type="float">
            <text:p>3527</text:p>
          </table:table-cell>
          <table:table-cell table:formula="of:=[.FP48]-[.FP74]-[.FP100]" office:value-type="float" office:value="3727" calcext:value-type="float">
            <text:p>3727</text:p>
          </table:table-cell>
          <table:table-cell table:formula="of:=[.FQ48]-[.FQ74]-[.FQ100]" office:value-type="float" office:value="4015" calcext:value-type="float">
            <text:p>4015</text:p>
          </table:table-cell>
          <table:table-cell table:formula="of:=[.FR48]-[.FR74]-[.FR100]" office:value-type="float" office:value="4271" calcext:value-type="float">
            <text:p>4271</text:p>
          </table:table-cell>
          <table:table-cell table:formula="of:=[.FS48]-[.FS74]-[.FS100]" office:value-type="float" office:value="4561" calcext:value-type="float">
            <text:p>45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  <table:table-cell table:formula="of:=[.FO49]-[.FO75]-[.FO101]" office:value-type="float" office:value="337" calcext:value-type="float">
            <text:p>337</text:p>
          </table:table-cell>
          <table:table-cell table:formula="of:=[.FP49]-[.FP75]-[.FP101]" office:value-type="float" office:value="378" calcext:value-type="float">
            <text:p>378</text:p>
          </table:table-cell>
          <table:table-cell table:formula="of:=[.FQ49]-[.FQ75]-[.FQ101]" office:value-type="float" office:value="416" calcext:value-type="float">
            <text:p>416</text:p>
          </table:table-cell>
          <table:table-cell table:formula="of:=[.FR49]-[.FR75]-[.FR101]" office:value-type="float" office:value="453" calcext:value-type="float">
            <text:p>453</text:p>
          </table:table-cell>
          <table:table-cell table:formula="of:=[.FS49]-[.FS75]-[.FS101]"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  <table:table-cell table:formula="of:=[.FO50]-[.FO76]-[.FO102]" office:value-type="float" office:value="1471" calcext:value-type="float">
            <text:p>1471</text:p>
          </table:table-cell>
          <table:table-cell table:formula="of:=[.FP50]-[.FP76]-[.FP102]" office:value-type="float" office:value="1535" calcext:value-type="float">
            <text:p>1535</text:p>
          </table:table-cell>
          <table:table-cell table:formula="of:=[.FQ50]-[.FQ76]-[.FQ102]" office:value-type="float" office:value="1581" calcext:value-type="float">
            <text:p>1581</text:p>
          </table:table-cell>
          <table:table-cell table:formula="of:=[.FR50]-[.FR76]-[.FR102]" office:value-type="float" office:value="1617" calcext:value-type="float">
            <text:p>1617</text:p>
          </table:table-cell>
          <table:table-cell table:formula="of:=[.FS50]-[.FS76]-[.FS102]"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  <table:table-cell table:formula="of:=[.FO51]-[.FO77]-[.FO103]" office:value-type="float" office:value="673" calcext:value-type="float">
            <text:p>673</text:p>
          </table:table-cell>
          <table:table-cell table:formula="of:=[.FP51]-[.FP77]-[.FP103]" office:value-type="float" office:value="777" calcext:value-type="float">
            <text:p>777</text:p>
          </table:table-cell>
          <table:table-cell table:formula="of:=[.FQ51]-[.FQ77]-[.FQ103]" office:value-type="float" office:value="831" calcext:value-type="float">
            <text:p>831</text:p>
          </table:table-cell>
          <table:table-cell table:formula="of:=[.FR51]-[.FR77]-[.FR103]" office:value-type="float" office:value="898" calcext:value-type="float">
            <text:p>898</text:p>
          </table:table-cell>
          <table:table-cell table:formula="of:=[.FS51]-[.FS77]-[.FS103]"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3" calcext:value-type="float">
            <text:p>-198963</text:p>
          </table:table-cell>
          <table:table-cell table:formula="of:=[.FK52]-[.FK78]-[.FK104]" office:value-type="float" office:value="-205654" calcext:value-type="float">
            <text:p>-205654</text:p>
          </table:table-cell>
          <table:table-cell table:formula="of:=[.FL52]-[.FL78]-[.FL104]" office:value-type="float" office:value="-211656" calcext:value-type="float">
            <text:p>-211656</text:p>
          </table:table-cell>
          <table:table-cell table:formula="of:=[.FM52]-[.FM78]-[.FM104]" office:value-type="float" office:value="-217804" calcext:value-type="float">
            <text:p>-217804</text:p>
          </table:table-cell>
          <table:table-cell table:style-name="ce8" table:formula="of:=[.FN52]-[.FN78]-[.FN104]" office:value-type="float" office:value="-223486" calcext:value-type="float">
            <text:p>-223486</text:p>
          </table:table-cell>
          <table:table-cell table:formula="of:=[.FO52]-[.FO78]-[.FO104]" office:value-type="float" office:value="-228686" calcext:value-type="float">
            <text:p>-228686</text:p>
          </table:table-cell>
          <table:table-cell table:style-name="ce8" table:formula="of:=[.FP52]-[.FP78]-[.FP104]" office:value-type="float" office:value="-233613" calcext:value-type="float">
            <text:p>-233613</text:p>
          </table:table-cell>
          <table:table-cell table:formula="of:=[.FQ52]-[.FQ78]-[.FQ104]" office:value-type="float" office:value="-239769" calcext:value-type="float">
            <text:p>-239769</text:p>
          </table:table-cell>
          <table:table-cell table:formula="of:=[.FR52]-[.FR78]-[.FR104]" office:value-type="float" office:value="-245745" calcext:value-type="float">
            <text:p>-245745</text:p>
          </table:table-cell>
          <table:table-cell table:formula="of:=[.FS52]-[.FS78]-[.FS104]" office:value-type="float" office:value="-251364" calcext:value-type="float">
            <text:p>-2513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style-name="ce8" table:formula="of:=SUM([.FN2:.FN26])" office:value-type="float" office:value="69781" calcext:value-type="float">
            <text:p>69781</text:p>
          </table:table-cell>
          <table:table-cell table:formula="of:=SUM([.FO2:.FO26])" office:value-type="float" office:value="71193" calcext:value-type="float">
            <text:p>71193</text:p>
          </table:table-cell>
          <table:table-cell table:style-name="ce8" table:formula="of:=SUM([.FP2:.FP26])" office:value-type="float" office:value="72678" calcext:value-type="float">
            <text:p>72678</text:p>
          </table:table-cell>
          <table:table-cell table:formula="of:=SUM([.FQ2:.FQ26])" office:value-type="float" office:value="74561" calcext:value-type="float">
            <text:p>74561</text:p>
          </table:table-cell>
          <table:table-cell table:formula="of:=SUM([.FR2:.FR26])" office:value-type="float" office:value="76532" calcext:value-type="float">
            <text:p>76532</text:p>
          </table:table-cell>
          <table:table-cell table:formula="of:=SUM([.FS2:.FS26])" office:value-type="float" office:value="78554" calcext:value-type="float">
            <text:p>785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  <table:table-cell office:value-type="float" office:value="190199" calcext:value-type="float">
            <text:p>190199</text:p>
          </table:table-cell>
          <table:table-cell office:value-type="float" office:value="194502" calcext:value-type="float">
            <text:p>194502</text:p>
          </table:table-cell>
          <table:table-cell office:value-type="float" office:value="199747" calcext:value-type="float">
            <text:p>199747</text:p>
          </table:table-cell>
          <table:table-cell office:value-type="float" office:value="205069" calcext:value-type="float">
            <text:p>205069</text:p>
          </table:table-cell>
          <table:table-cell office:value-type="float" office:value="209907" calcext:value-type="float">
            <text:p>2099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  <table:table-cell office:value-type="float" office:value="79252" calcext:value-type="float">
            <text:p>79252</text:p>
          </table:table-cell>
          <table:table-cell office:value-type="float" office:value="80346" calcext:value-type="float">
            <text:p>80346</text:p>
          </table:table-cell>
          <table:table-cell office:value-type="float" office:value="81626" calcext:value-type="float">
            <text:p>81626</text:p>
          </table:table-cell>
          <table:table-cell office:value-type="float" office:value="82805" calcext:value-type="float">
            <text:p>82805</text:p>
          </table:table-cell>
          <table:table-cell office:value-type="float" office:value="83905" calcext:value-type="float">
            <text:p>8390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9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  <table:table-cell office:value-type="float" office:value="4549" calcext:value-type="float">
            <text:p>4549</text:p>
          </table:table-cell>
          <table:table-cell office:value-type="float" office:value="4606" calcext:value-type="float">
            <text:p>4606</text:p>
          </table:table-cell>
          <table:table-cell office:value-type="float" office:value="4701" calcext:value-type="float">
            <text:p>4701</text:p>
          </table:table-cell>
          <table:table-cell office:value-type="float" office:value="4756" calcext:value-type="float">
            <text:p>4756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  <table:table-cell office:value-type="float" office:value="4991" calcext:value-type="float">
            <text:p>4991</text:p>
          </table:table-cell>
          <table:table-cell office:value-type="float" office:value="5091" calcext:value-type="float">
            <text:p>5091</text:p>
          </table:table-cell>
          <table:table-cell office:value-type="float" office:value="5272" calcext:value-type="float">
            <text:p>5272</text:p>
          </table:table-cell>
          <table:table-cell office:value-type="float" office:value="5454" calcext:value-type="float">
            <text:p>5454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  <table:table-cell office:value-type="float" office:value="1750" calcext:value-type="float">
            <text:p>1750</text:p>
          </table:table-cell>
          <table:table-cell office:value-type="float" office:value="1810" calcext:value-type="float">
            <text:p>1810</text:p>
          </table:table-cell>
          <table:table-cell office:value-type="float" office:value="1861" calcext:value-type="float">
            <text:p>1861</text:p>
          </table:table-cell>
          <table:table-cell office:value-type="float" office:value="1997" calcext:value-type="float">
            <text:p>1997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  <table:table-cell office:value-type="float" office:value="5227" calcext:value-type="float">
            <text:p>5227</text:p>
          </table:table-cell>
          <table:table-cell office:value-type="float" office:value="5360" calcext:value-type="float">
            <text:p>5360</text:p>
          </table:table-cell>
          <table:table-cell office:value-type="float" office:value="5624" calcext:value-type="float">
            <text:p>5624</text:p>
          </table:table-cell>
          <table:table-cell office:value-type="float" office:value="5874" calcext:value-type="float">
            <text:p>5874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905" calcext:value-type="float">
            <text:p>905</text:p>
          </table:table-cell>
          <table:table-cell office:value-type="float" office:value="927" calcext:value-type="float">
            <text:p>927</text:p>
          </table:table-cell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  <table:table-cell office:value-type="float" office:value="3623" calcext:value-type="float">
            <text:p>3623</text:p>
          </table:table-cell>
          <table:table-cell office:value-type="float" office:value="3773" calcext:value-type="float">
            <text:p>3773</text:p>
          </table:table-cell>
          <table:table-cell office:value-type="float" office:value="4040" calcext:value-type="float">
            <text:p>4040</text:p>
          </table:table-cell>
          <table:table-cell office:value-type="float" office:value="4252" calcext:value-type="float">
            <text:p>4252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  <table:table-cell office:value-type="float" office:value="2020" calcext:value-type="float">
            <text:p>2020</text:p>
          </table:table-cell>
          <table:table-cell office:value-type="float" office:value="2067" calcext:value-type="float">
            <text:p>2067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  <table:table-cell office:value-type="float" office:value="4074" calcext:value-type="float">
            <text:p>4074</text:p>
          </table:table-cell>
          <table:table-cell office:value-type="float" office:value="4168" calcext:value-type="float">
            <text:p>4168</text:p>
          </table:table-cell>
          <table:table-cell office:value-type="float" office:value="4329" calcext:value-type="float">
            <text:p>4329</text:p>
          </table:table-cell>
          <table:table-cell office:value-type="float" office:value="4466" calcext:value-type="float">
            <text:p>4466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401" calcext:value-type="float">
            <text:p>1401</text:p>
          </table:table-cell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  <table:table-cell office:value-type="float" office:value="1246" calcext:value-type="float">
            <text:p>1246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  <table:table-cell office:value-type="float" office:value="3561" calcext:value-type="float">
            <text:p>3561</text:p>
          </table:table-cell>
          <table:table-cell office:value-type="float" office:value="3763" calcext:value-type="float">
            <text:p>3763</text:p>
          </table:table-cell>
          <table:table-cell office:value-type="float" office:value="4053" calcext:value-type="float">
            <text:p>4053</text:p>
          </table:table-cell>
          <table:table-cell office:value-type="float" office:value="4315" calcext:value-type="float">
            <text:p>4315</text:p>
          </table:table-cell>
          <table:table-cell office:value-type="float" office:value="4609" calcext:value-type="float">
            <text:p>46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  <table:table-cell office:value-type="float" office:value="1489" calcext:value-type="float">
            <text:p>1489</text:p>
          </table:table-cell>
          <table:table-cell office:value-type="float" office:value="1553" calcext:value-type="float">
            <text:p>1553</text:p>
          </table:table-cell>
          <table:table-cell office:value-type="float" office:value="1600" calcext:value-type="float">
            <text:p>1600</text:p>
          </table:table-cell>
          <table:table-cell office:value-type="float" office:value="1636" calcext:value-type="float">
            <text:p>1636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  <table:table-cell office:value-type="float" office:value="904" calcext:value-type="float">
            <text:p>90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  <table:table-cell table:style-name="ce8" table:formula="of:=SUM([.FO28:.FO52])" office:value-type="float" office:value="305966" calcext:value-type="float">
            <text:p>305966</text:p>
          </table:table-cell>
          <table:table-cell table:style-name="ce8" table:formula="of:=SUM([.FP28:.FP52])" office:value-type="float" office:value="312659" calcext:value-type="float">
            <text:p>312659</text:p>
          </table:table-cell>
          <table:table-cell table:style-name="ce8" table:formula="of:=SUM([.FQ28:.FQ52])" office:value-type="float" office:value="320884" calcext:value-type="float">
            <text:p>320884</text:p>
          </table:table-cell>
          <table:table-cell table:style-name="ce8" table:formula="of:=SUM([.FR28:.FR52])" office:value-type="float" office:value="329043" calcext:value-type="float">
            <text:p>329043</text:p>
          </table:table-cell>
          <table:table-cell table:style-name="ce8" table:formula="of:=SUM([.FS28:.FS52])" office:value-type="float" office:value="336802" calcext:value-type="float">
            <text:p>33680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  <table:table-cell table:formula="of:=3376+77+55" office:value-type="float" office:value="3508" calcext:value-type="float">
            <text:p>3508</text:p>
          </table:table-cell>
          <table:table-cell table:formula="of:=3508+109+100" office:value-type="float" office:value="3717" calcext:value-type="float">
            <text:p>3717</text:p>
          </table:table-cell>
          <table:table-cell table:formula="of:=3717+74+30" office:value-type="float" office:value="3821" calcext:value-type="float">
            <text:p>3821</text:p>
          </table:table-cell>
          <table:table-cell table:formula="of:=3821+74+57" office:value-type="float" office:value="3952" calcext:value-type="float">
            <text:p>3952</text:p>
          </table:table-cell>
          <table:table-cell table:formula="of:=3952+53+24"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  <table:table-cell table:formula="of:=1694+32+27" office:value-type="float" office:value="1753" calcext:value-type="float">
            <text:p>1753</text:p>
          </table:table-cell>
          <table:table-cell table:formula="of:=1753+20+27" office:value-type="float" office:value="1800" calcext:value-type="float">
            <text:p>1800</text:p>
          </table:table-cell>
          <table:table-cell table:formula="of:=1800+18+18" office:value-type="float" office:value="1836" calcext:value-type="float">
            <text:p>1836</text:p>
          </table:table-cell>
          <table:table-cell table:formula="of:=1836+17+14" office:value-type="float" office:value="1867" calcext:value-type="float">
            <text:p>1867</text:p>
          </table:table-cell>
          <table:table-cell table:formula="of:=1867+4+6"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130+18+9" office:value-type="float" office:value="157" calcext:value-type="float">
            <text:p>157</text:p>
          </table:table-cell>
          <table:table-cell table:formula="of:=157+14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7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2" table:style-name="ce8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  <table:table-cell table:formula="of:=SUM([.FO54:.FO78])" office:value-type="float" office:value="6048" calcext:value-type="float">
            <text:p>6048</text:p>
          </table:table-cell>
          <table:table-cell table:formula="of:=SUM([.FP54:.FP78])" office:value-type="float" office:value="6330" calcext:value-type="float">
            <text:p>6330</text:p>
          </table:table-cell>
          <table:table-cell table:formula="of:=SUM([.FQ54:.FQ78])" office:value-type="float" office:value="6517" calcext:value-type="float">
            <text:p>6517</text:p>
          </table:table-cell>
          <table:table-cell table:formula="of:=SUM([.FR54:.FR78])" office:value-type="float" office:value="6730" calcext:value-type="float">
            <text:p>6730</text:p>
          </table:table-cell>
          <table:table-cell table:formula="of:=SUM([.FS54:.FS78])" office:value-type="float" office:value="6848" calcext:value-type="float">
            <text:p>684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50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5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4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4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  <table:table-cell table:formula="of:=223455+5194" office:value-type="float" office:value="228649" calcext:value-type="float">
            <text:p>228649</text:p>
          </table:table-cell>
          <table:table-cell table:formula="of:=228649+4926" office:value-type="float" office:value="233575" calcext:value-type="float">
            <text:p>233575</text:p>
          </table:table-cell>
          <table:table-cell table:formula="of:=233575+6155" office:value-type="float" office:value="239730" calcext:value-type="float">
            <text:p>239730</text:p>
          </table:table-cell>
          <table:table-cell table:formula="of:=239730+5975" office:value-type="float" office:value="245705" calcext:value-type="float">
            <text:p>245705</text:p>
          </table:table-cell>
          <table:table-cell table:formula="of:=245705+5619" office:value-type="float" office:value="251324" calcext:value-type="float">
            <text:p>25132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  <table:table-cell table:formula="of:=SUM([.FO80:.FO104])" office:value-type="float" office:value="228725" calcext:value-type="float">
            <text:p>228725</text:p>
          </table:table-cell>
          <table:table-cell table:formula="of:=SUM([.FP80:.FP104])" office:value-type="float" office:value="233651" calcext:value-type="float">
            <text:p>233651</text:p>
          </table:table-cell>
          <table:table-cell table:formula="of:=SUM([.FQ80:.FQ104])" office:value-type="float" office:value="239806" calcext:value-type="float">
            <text:p>239806</text:p>
          </table:table-cell>
          <table:table-cell table:formula="of:=SUM([.FR80:.FR104])" office:value-type="float" office:value="245781" calcext:value-type="float">
            <text:p>245781</text:p>
          </table:table-cell>
          <table:table-cell table:formula="of:=SUM([.FS80:.FS104])" office:value-type="float" office:value="251400" calcext:value-type="float">
            <text:p>25140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  <table:table-cell office:value-type="float" office:value="1012979" calcext:value-type="float">
            <text:p>1012979</text:p>
          </table:table-cell>
          <table:table-cell office:value-type="float" office:value="1030992" calcext:value-type="float">
            <text:p>1030992</text:p>
          </table:table-cell>
          <table:table-cell office:value-type="float" office:value="1052687" calcext:value-type="float">
            <text:p>1052687</text:p>
          </table:table-cell>
          <table:table-cell office:value-type="float" office:value="1073719" calcext:value-type="float">
            <text:p>1073719</text:p>
          </table:table-cell>
          <table:table-cell office:value-type="float" office:value="1092556" calcext:value-type="float">
            <text:p>109255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  <table:table-cell table:formula="of:=SUM([.FO107:.FO130])" office:value-type="float" office:value="1012979" calcext:value-type="float">
            <text:p>1012979</text:p>
          </table:table-cell>
          <table:table-cell table:formula="of:=SUM([.FP107:.FP130])" office:value-type="float" office:value="1030992" calcext:value-type="float">
            <text:p>1030992</text:p>
          </table:table-cell>
          <table:table-cell table:formula="of:=SUM([.FQ107:.FQ130])" office:value-type="float" office:value="1052687" calcext:value-type="float">
            <text:p>1052687</text:p>
          </table:table-cell>
          <table:table-cell table:formula="of:=SUM([.FR107:.FR130])" office:value-type="float" office:value="1073719" calcext:value-type="float">
            <text:p>1073719</text:p>
          </table:table-cell>
          <table:table-cell table:formula="of:=SUM([.FS107:.FS130])" office:value-type="float" office:value="1092556" calcext:value-type="float">
            <text:p>1092556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  <table:table-cell office:value-type="float" office:value="568220" calcext:value-type="float">
            <text:p>568220</text:p>
          </table:table-cell>
          <table:table-cell office:value-type="float" office:value="578043" calcext:value-type="float">
            <text:p>578043</text:p>
          </table:table-cell>
          <table:table-cell office:value-type="float" office:value="589453" calcext:value-type="float">
            <text:p>589453</text:p>
          </table:table-cell>
          <table:table-cell office:value-type="float" office:value="600506" calcext:value-type="float">
            <text:p>600506</text:p>
          </table:table-cell>
          <table:table-cell office:value-type="float" office:value="610161" calcext:value-type="float">
            <text:p>61016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  <table:table-cell table:formula="of:=SUM([.FO133:.FO156])" office:value-type="float" office:value="568220" calcext:value-type="float">
            <text:p>568220</text:p>
          </table:table-cell>
          <table:table-cell table:formula="of:=SUM([.FP133:.FP156])" office:value-type="float" office:value="578043" calcext:value-type="float">
            <text:p>578043</text:p>
          </table:table-cell>
          <table:table-cell table:formula="of:=SUM([.FQ133:.FQ156])" office:value-type="float" office:value="589453" calcext:value-type="float">
            <text:p>589453</text:p>
          </table:table-cell>
          <table:table-cell table:formula="of:=SUM([.FR133:.FR156])" office:value-type="float" office:value="600506" calcext:value-type="float">
            <text:p>600506</text:p>
          </table:table-cell>
          <table:table-cell table:formula="of:=SUM([.FS133:.FS156])" office:value-type="float" office:value="610161" calcext:value-type="float">
            <text:p>610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5:40:58.846095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23T15:56:50.205049014</dc:date>
    <meta:editing-duration>PT14H37M7S</meta:editing-duration>
    <meta:editing-cycles>152</meta:editing-cycles>
    <meta:document-statistic meta:table-count="1" meta:cell-count="27475" meta:object-count="0"/>
  </office:meta>
</office:document-meta>
</file>